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14.434cm"/>
    </style:style>
    <style:style style:name="co4" style:family="table-column">
      <style:table-column-properties fo:break-before="auto" style:column-width="1.401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aecf00"/>
    </style:style>
    <style:style style:name="ce3" style:family="table-cell" style:parent-style-name="Default">
      <style:table-cell-properties fo:background-color="#ff950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1" table:default-cell-style-name="Default"/>
        <table:table-row table:style-name="ro1">
          <table:table-cell table:number-columns-repeated="3"/>
          <table:table-cell table:style-name="ce1" office:value-type="string">
            <text:p>1.8 (win32)</text:p>
          </table:table-cell>
          <table:table-cell table:style-name="ce1" office:value-type="string">
            <text:p>2.0 (win32)</text:p>
          </table:table-cell>
          <table:table-cell table:style-name="ce1" office:value-type="string">
            <text:p>2.0 (x64)</text:p>
          </table:table-cell>
          <table:table-cell/>
        </table:table-row>
        <table:table-row table:style-name="ro1">
          <table:table-cell/>
          <table:table-cell office:value-type="string">
            <text:p>Upgrades</text:p>
          </table:table-cell>
          <table:table-cell office:value-type="string">
            <text:p>Upgrades successfully from 1.0.3 in QGIS 1.8</text:p>
          </table:table-cell>
          <table:table-cell table:style-name="ce2" office:value-type="string">
            <text:p>PASS</text:p>
          </table:table-cell>
          <table:table-cell office:value-type="string">
            <text:p>N/A</text:p>
          </table:table-cell>
          <table:table-cell table:style-name="Default" office:value-type="string">
            <text:p>N/A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Installation</text:p>
          </table:table-cell>
          <table:table-cell office:value-type="string">
            <text:p>Installs successfully from scratch (direct)</text:p>
          </table:table-cell>
          <table:table-cell table:style-name="ce2" office:value-type="string">
            <text:p>PASS</text:p>
          </table:table-cell>
          <table:table-cell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stalls successfully from scratch (with proxy)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Installation prompts the user to download the viewer manually if installation fail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string">
            <text:p>Layer management</text:p>
          </table:table-cell>
          <table:table-cell office:value-type="string">
            <text:p>Add layer button should prompt user for layer then load it and zoom to its extent (scalar)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dd layer button should prompt user for layer then load it and zoom to its extent (vector)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licking cancel on the add dialog should bring the user back to the main canvas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ser can rename the layer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ser can remove the layer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New .dat files added are appended to the appropriate mesh if already loaded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string">
            <text:p>Project file</text:p>
          </table:table-cell>
          <table:table-cell office:value-type="string">
            <text:p>Crayfish layer (mesh and multiple .dats) can be saved in project file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rayfish layers saved in project file are restored without error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string">
            <text:p>Large dataset support</text:p>
          </table:table-cell>
          <table:table-cell office:value-type="string">
            <text:p>Crayfish recovers gracefully when sufficient memory cannot be allocated for layer</text:p>
          </table:table-cell>
          <table:table-cell table:number-columns-repeated="2"/>
          <table:table-cell table:style-name="Default" office:value-type="string">
            <text:p>N/A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No memory leaks appear visible in this situation</text:p>
          </table:table-cell>
          <table:table-cell table:number-columns-repeated="2"/>
          <table:table-cell table:style-name="Default" office:value-type="string">
            <text:p>N/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string">
            <text:p>Visualisation</text:p>
          </table:table-cell>
          <table:table-cell office:value-type="string">
            <text:p>User can change the quantity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ser can animate through the time steps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splays contour of results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splays vectors of results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ser can toggle display of both contour and vectors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ector settings function as expected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ontour settings function as expected</text:p>
          </table:table-cell>
          <table:table-cell table:number-columns-repeated="2"/>
          <table:table-cell table:style-name="ce3" office:value-type="string">
            <text:p>FAIL</text:p>
          </table:table-cell>
          <table:table-cell office:value-type="string">
            <text:p>User-defined min and max are not remembered</text:p>
          </table:table-cell>
        </table:table-row>
        <table:table-row table:style-name="ro1">
          <table:table-cell table:number-columns-repeated="2"/>
          <table:table-cell office:value-type="string">
            <text:p>Zoom to layer extent works as expected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rayfish value tool displays bed elevation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rayfish value tool displays bed elevation and quantity value inside result zone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rayfish value tool displays nothing outside the mesh extent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ransparency slider works as expected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esh can be toggled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string">
            <text:p>Projection</text:p>
          </table:table-cell>
          <table:table-cell office:value-type="string">
            <text:p>Layer takes projection from .prj file in same folder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yer respects users CRS options when prj file is missing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ser can change the projection of the layer through layer properties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rojection-on-the-fly functions as expected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string">
            <text:p>UI</text:p>
          </table:table-cell>
          <table:table-cell office:value-type="string">
            <text:p>Dock position is remembered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roperties dialog opens as expected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string">
            <text:p>3<text:span text:style-name="T1">rd</text:span> Party tools</text:p>
          </table:table-cell>
          <table:table-cell office:value-type="string">
            <text:p>Profile tool works as expected</text:p>
          </table:table-cell>
          <table:table-cell table:number-columns-repeated="2"/>
          <table:table-cell office:value-type="string">
            <text:p>PASS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12/10/2013</text:date>, <text:time>18:3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9:37:48.94</meta:creation-date>
    <dc:date>2013-10-12T18:35:39.24</dc:date>
    <meta:editing-duration>PT21H14M38S</meta:editing-duration>
    <meta:editing-cycles>5</meta:editing-cycles>
    <meta:generator>LibreOffice/3.4$Win32 LibreOffice_project/340m1$Build-502</meta:generator>
    <meta:document-statistic meta:table-count="3" meta:cell-count="82" meta:object-count="0"/>
  </office:meta>
</office:document-meta>
</file>